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98B0ED5351BFC9C9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paragraph-properties fo:text-align="center"/>
      <style:text-properties fo:font-size="30pt" style:font-size-asian="30pt" style:font-size-complex="30pt"/>
    </style:style>
    <style:style style:name="P8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style:text-position="0% 100%" style:font-name="Courier1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style:font-name="Courier1" fo:font-size="20pt" style:font-size-asian="20pt" style:font-size-complex="20pt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5" draw:text-style-name="P8" draw:layer="layout" svg:width="27.807cm" svg:height="3.744cm" svg:x="0.053cm" svg:y="16.201cm">
          <draw:text-box>
            <text:p text:style-name="P7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6" draw:text-style-name="P4" draw:layer="layout" svg:width="24.208cm" svg:height="13.466cm" svg:x="2.048cm" svg:y="1.718cm">
          <draw:image xlink:href="Pictures/1000000000000393000001FD98B0ED5351BFC9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rov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rova 1</text:span></text:p>
                <text:list>
                  <text:list-item>
                    <text:p><text:span text:style-name="T8">Turma 2: </text:span><text:span text:style-name="T10">Segunda, 10 de outubro</text:span></text:p>
                  </text:list-item>
                  <text:list-item>
                    <text:p><text:span text:style-name="T8">Turma 4: </text:span><text:span text:style-name="T10">Sexta, 14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1">IPD, &lt;tarefa&gt;, &lt;turma&gt;, &lt;matrícula&gt;, &lt;nome&gt;</text:span></text:p>
                  </text:list-item>
                  <text:list-item>
                    <text:p>Exemplo:</text:p>
                    <text:p><text:span text:style-name="T12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3">Dom, 04/09</text:span>: execução do Python</text:p>
              </text:list-item>
              <text:list-item>
                <text:p>Tarefa-01: <text:span text:style-name="T13">Dom, 18/09</text:span><text:span text:style-name="T14">: exercícios da aula</text:span></text:p>
              </text:list-item>
              <text:list-item>
                <text:p><text:span text:style-name="T14">Tarefa-02: </text:span><text:span text:style-name="T13">Dom, 25/09</text:span><text:span text:style-name="T14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15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6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7">(Se este já foi feito em sala, escolha algum outro proposto.)</text:span></text:p>
              </text:list-item>
              <text:list-item>
                <text:p><text:span text:style-name="T17">Leia números continuamente</text:span></text:p>
              </text:list-item>
              <text:list-item>
                <text:p><text:span text:style-name="T17">Termine quando ler um número menor que o anterior</text:span></text:p>
              </text:list-item>
              <text:list-item>
                <text:p><text:span text:style-name="T17">Exiba (imprima) a soma de todos os valores lidos</text:span></text:p>
              </text:list-item>
              <text:list-item>
                <text:p><text:span text:style-name="T18">(Assuma que só serão digitados números maiores que 0)</text:span></text:p>
                <text:p><text:span text:style-name="T19"/></text:p>
              </text:list-item>
              <text:list-item>
                <text:p><text:span text:style-name="T17">“</text:span><text:span text:style-name="T17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15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15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1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71</meta:editing-cycles>
    <meta:editing-duration>P50DT22H7M49S</meta:editing-duration>
    <meta:initial-creator>chico </meta:initial-creator>
    <dc:date>2016-09-23T09:52:09.867929089</dc:date>
    <meta:document-statistic meta:object-count="12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